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4.416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uDev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,C1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3,R73,R12,R58,R67,R10,R24,R11,R18,R63,R59,R65,R25,R13,R71,R68,R62,R16,R61,R60,R64,R19,R69,R20,R17,R66,R72,R15,R21,R22,R14,R70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5,C16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,C9,C11,C3,C7,C5,C6,C14,C8,C10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8,R7,R53,R47,R1,R45,R4,R9,R3,R57,R42,R41,R2,R6,R5,R43,R46,R56,R48,R44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5,R3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6,U2</text:p>
          </table:table-cell>
          <table:table-cell office:value-type="string" calcext:value-type="string">
            <text:p>TSSOP-28_4.4x9.7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9685PW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-3.3_SOT22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Socket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8,R37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5,J9,J4,J7,J2,J8</text:p>
          </table:table-cell>
          <table:table-cell office:value-type="string" calcext:value-type="string">
            <text:p>PinHeader_1x16_P2.54mm_Verti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C_Receptacle_HRO_TYPE-C-31-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Driv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-TH_4P-P7.50_DIBO_DB128V-7.5-4P-GN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pu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56-1EP_7x7mm_P0.4mm_EP3.2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/>
        </table:table-row>
      </table:table>
      <table:named-expressions/>
      <table:database-ranges>
        <table:database-range table:name="__Anonymous_Sheet_DB__0" table:target-range-address="mcuDevBoard.C1:mcuDevBoard.C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armonyOS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6T16:19:06.000587015</dc:date>
    <meta:editing-duration>PT11M47S</meta:editing-duration>
    <meta:editing-cycles>2</meta:editing-cycles>
    <meta:generator>LibreOffice/24.8.5.2$Linux_X86_64 LibreOffice_project/480$Build-2</meta:generator>
    <meta:document-statistic meta:table-count="1" meta:cell-count="141" meta:object-count="0"/>
  </office:meta>
</office:document-meta>
</file>